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2c55" officeooo:paragraph-rsid="00052c55"/>
    </style:style>
    <style:style style:name="P2" style:family="paragraph" style:parent-style-name="Standard">
      <style:text-properties officeooo:rsid="00052c55" officeooo:paragraph-rsid="0006c2af"/>
    </style:style>
    <style:style style:name="P3" style:family="paragraph" style:parent-style-name="Standard">
      <style:text-properties officeooo:rsid="00093006" officeooo:paragraph-rsid="00093006"/>
    </style:style>
    <style:style style:name="P4" style:family="paragraph" style:parent-style-name="Standard">
      <style:text-properties officeooo:rsid="001396d4" officeooo:paragraph-rsid="001703bd"/>
    </style:style>
    <style:style style:name="P5" style:family="paragraph" style:parent-style-name="Standard">
      <style:text-properties officeooo:rsid="001396d4" officeooo:paragraph-rsid="00197ec1"/>
    </style:style>
    <style:style style:name="P6" style:family="paragraph" style:parent-style-name="Standard">
      <style:text-properties officeooo:rsid="001396d4" officeooo:paragraph-rsid="001eabe9"/>
    </style:style>
    <style:style style:name="P7" style:family="paragraph" style:parent-style-name="Standard">
      <style:text-properties officeooo:rsid="001396d4" officeooo:paragraph-rsid="00264734"/>
    </style:style>
    <style:style style:name="P8" style:family="paragraph" style:parent-style-name="Standard">
      <style:text-properties officeooo:rsid="001396d4" officeooo:paragraph-rsid="0027fc5e"/>
    </style:style>
    <style:style style:name="P9" style:family="paragraph" style:parent-style-name="Standard">
      <style:text-properties officeooo:rsid="001396d4" officeooo:paragraph-rsid="00309a5e"/>
    </style:style>
    <style:style style:name="P10" style:family="paragraph" style:parent-style-name="Standard">
      <style:text-properties officeooo:rsid="001396d4" officeooo:paragraph-rsid="0039133f"/>
    </style:style>
    <style:style style:name="P11" style:family="paragraph" style:parent-style-name="Standard">
      <style:text-properties officeooo:rsid="001396d4" officeooo:paragraph-rsid="0039eefe"/>
    </style:style>
    <style:style style:name="T1" style:family="text">
      <style:text-properties officeooo:rsid="00148e01"/>
    </style:style>
    <style:style style:name="T2" style:family="text">
      <style:text-properties officeooo:rsid="001703bd"/>
    </style:style>
    <style:style style:name="T3" style:family="text">
      <style:text-properties officeooo:rsid="001eabe9"/>
    </style:style>
    <style:style style:name="T4" style:family="text">
      <style:text-properties officeooo:rsid="00264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##<text:span text:style-name="T2">###</text:span>说<text:span text:style-name="T1">1 ，节奏轻</text:span></text:p>
      <text:p text:style-name="P1">Wake up in the morning feeling like P Diddy</text:p>
      <text:p text:style-name="P1">Put my glasses on, I'm out the door </text:p>
      <text:p text:style-name="P1">I'm gonna hit this city (Let's go)</text:p>
      <text:p text:style-name="P1">Before I leave, </text:p>
      <text:p text:style-name="P1">Brush my teeth with a bottle of Jack</text:p>
      <text:p text:style-name="P1">Cause when I leave for the night, I ain't coming back</text:p>
      <text:p text:style-name="P4"/>
      <text:p text:style-name="P9">##<text:span text:style-name="T2">###</text:span>说<text:span text:style-name="T2">2 ，节奏强</text:span></text:p>
      <text:p text:style-name="P1">I'm talking - pedicure on our toes, toes</text:p>
      <text:p text:style-name="P1">Trying on all our clothes, clothes</text:p>
      <text:p text:style-name="P1">Boys blowing up our phones, phones</text:p>
      <text:p text:style-name="P1">Drop-toping, playing our favorite CDs</text:p>
      <text:p text:style-name="P1">Pulling up to the parties</text:p>
      <text:p text:style-name="P1">Trying to get a little bit tipsy</text:p>
      <text:p text:style-name="P5"/>
      <text:p text:style-name="P5">##<text:span text:style-name="T2">###唱 1</text:span></text:p>
      <text:p text:style-name="P1">Don't stop, make it pop</text:p>
      <text:p text:style-name="P1">DJ, blow my speakers up</text:p>
      <text:p text:style-name="P1">Tonight, Imma fight, till we see the sunlight</text:p>
      <text:p text:style-name="P1">Tick tock, on the clock</text:p>
      <text:p text:style-name="P1">But the party don't stop</text:p>
      <text:p text:style-name="P2">Woah-oh oh oh</text:p>
      <text:p text:style-name="P2">Woah-oh oh oh</text:p>
      <text:p text:style-name="P1">Don't stop, make it pop</text:p>
      <text:p text:style-name="P1">DJ, blow my speakers up</text:p>
      <text:p text:style-name="P1">Tonight, Imma fight till we see the sunlight</text:p>
      <text:p text:style-name="P1">Tick tock, on the clock</text:p>
      <text:p text:style-name="P1">But the party don't stop</text:p>
      <text:p text:style-name="P1">Woah-oh oh oh</text:p>
      <text:p text:style-name="P1">Woah-oh oh oh</text:p>
      <text:p text:style-name="P1"/>
      <text:p text:style-name="P6">##<text:span text:style-name="T2">###</text:span>说<text:span text:style-name="T3">3 ，节奏轻</text:span></text:p>
      <text:p text:style-name="P1">Ain't got a care in world</text:p>
      <text:p text:style-name="P1">But got plenty of beer</text:p>
      <text:p text:style-name="P1">Ain't got no money in my pocket</text:p>
      <text:p text:style-name="P1">But I'm already here</text:p>
      <text:p text:style-name="P1">And now, the dudes are lining up</text:p>
      <text:p text:style-name="P1">Cause they hear we got swagger</text:p>
      <text:p text:style-name="P1">But we kick 'em to the curb unless they look like Mick Jagger</text:p>
      <text:p text:style-name="P7"/>
      <text:p text:style-name="P7">##<text:span text:style-name="T2">###</text:span>说<text:span text:style-name="T4">4 ，节奏重</text:span></text:p>
      <text:p text:style-name="P1">I'm talking about - everybody getting crunk, crunk</text:p>
      <text:p text:style-name="P1">Boys trying to touch my junk, junk</text:p>
      <text:p text:style-name="P1">Gonna smack him if he getting too drunk, drunk</text:p>
      <text:p text:style-name="P1">Now, now - we goin' til they kick us out, out</text:p>
      <text:p text:style-name="P1">Or the police shut us down, down</text:p>
      <text:p text:style-name="P1">Police shut us down, down</text:p>
      <text:p text:style-name="P1">Po-po shut us -</text:p>
      <text:p text:style-name="P8"/>
      <text:p text:style-name="P8"/>
      <text:p text:style-name="P8"/>
      <text:p text:style-name="P8"><text:soft-page-break/>##<text:span text:style-name="T2">###唱2 ，</text:span></text:p>
      <text:p text:style-name="P1">Don't stop, make it pop</text:p>
      <text:p text:style-name="P1">DJ, blow my speakers up</text:p>
      <text:p text:style-name="P1">Tonight, Imma fight till we see the sunlight</text:p>
      <text:p text:style-name="P1">Tick tock, on the clock</text:p>
      <text:p text:style-name="P1">But the party don't stop</text:p>
      <text:p text:style-name="P1">Woah-oh oh oh</text:p>
      <text:p text:style-name="P1">Woah-oh oh oh</text:p>
      <text:p text:style-name="P1"/>
      <text:p text:style-name="P1">Don't stop, make it pop</text:p>
      <text:p text:style-name="P1">DJ, blow my speakers up</text:p>
      <text:p text:style-name="P1">Tonight, Imma fight till we see the sunlight</text:p>
      <text:p text:style-name="P1">Tick tock, on the clock</text:p>
      <text:p text:style-name="P1">But the party don't stop</text:p>
      <text:p text:style-name="P1">Woah-oh oh oh</text:p>
      <text:p text:style-name="P1">Woah-oh oh oh</text:p>
      <text:p text:style-name="P1"/>
      <text:p text:style-name="P10">##<text:span text:style-name="T2">###唱3 ，节奏清</text:span></text:p>
      <text:p text:style-name="P1">DJ, you build me up，</text:p>
      <text:p text:style-name="P1">You break me down</text:p>
      <text:p text:style-name="P1">My heart, it pounds yeah, you got me</text:p>
      <text:p text:style-name="P1">With my hands up</text:p>
      <text:p text:style-name="P1">You got me now</text:p>
      <text:p text:style-name="P1">You gotta that sound yeah, you got me</text:p>
      <text:p text:style-name="P1">DJ, you build me up</text:p>
      <text:p text:style-name="P1">You break me down</text:p>
      <text:p text:style-name="P1">My heart, it pounds yeah, you got me</text:p>
      <text:p text:style-name="P1">With my hands up</text:p>
      <text:p text:style-name="P1">Put your hands up</text:p>
      <text:p text:style-name="P1">Put your hands up</text:p>
      <text:p text:style-name="P1"/>
      <text:p text:style-name="P11">##<text:span text:style-name="T2">###唱4，</text:span></text:p>
      <text:p text:style-name="P1">No, the party don't stop until I walk in</text:p>
      <text:p text:style-name="P1">Don't stop, make it pop</text:p>
      <text:p text:style-name="P1">DJ, blow my speakers up</text:p>
      <text:p text:style-name="P1">Tonight, Imma fight till we see the sunlight</text:p>
      <text:p text:style-name="P1">Tick tock, on the clock</text:p>
      <text:p text:style-name="P1">But the party don't stop</text:p>
      <text:p text:style-name="P1">Woah-oh oh oh</text:p>
      <text:p text:style-name="P1">Woah-oh oh oh</text:p>
      <text:p text:style-name="P1">Don't stop, make it pop</text:p>
      <text:p text:style-name="P1">DJ, blow my speakers up</text:p>
      <text:p text:style-name="P1">Tonight, Imma fight till we see the sunlight</text:p>
      <text:p text:style-name="P1">Tick tock, on the clock</text:p>
      <text:p text:style-name="P1">But the party don't stop</text:p>
      <text:p text:style-name="P1">Woah-oh oh oh</text:p>
      <text:p text:style-name="P1">Woah-oh oh oh</text:p>
      <text:p text:style-name="P1"/>
      <text:p text:style-name="P1"/>
      <text:p text:style-name="P3">pe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0:28:44.649998454</meta:creation-date>
    <dc:date>2018-01-07T20:58:04.315405254</dc:date>
    <meta:editing-duration>PT29M9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90" meta:word-count="505" meta:character-count="2258" meta:non-whitespace-character-count="1873"/>
  </office:meta>
</office:document-meta>
</file>